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ella1" style:family="table">
      <style:table-properties style:width="16.002cm" fo:margin-top="0cm" fo:margin-bottom="0cm" table:align="margins" fo:background-color="transparent" fo:keep-with-next="always" style:may-break-between-rows="false" table:border-model="collapsing">
        <style:background-image/>
      </style:table-properties>
    </style:style>
    <style:style style:name="Tabella1.A" style:family="table-column">
      <style:table-column-properties style:column-width="16.002cm" style:rel-column-width="65535*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transparent" fo:padding="0.097cm" fo:border="0.25pt solid #000000" style:writing-mode="page">
        <style:background-image/>
      </style:table-cell-properties>
    </style:style>
    <style:style style:name="Tabella1.A2" style:family="table-cell">
      <style:table-cell-properties fo:background-color="transparent" fo:padding="0.097cm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P1" style:family="paragraph" style:parent-style-name="EG_20_Sezione_20_etichetta">
      <style:paragraph-properties fo:break-before="page"/>
      <style:text-properties officeooo:paragraph-rsid="00493a8f"/>
    </style:style>
    <style:style style:name="P2" style:family="paragraph" style:parent-style-name="Table">
      <style:text-properties officeooo:paragraph-rsid="00946a30"/>
    </style:style>
    <style:style style:name="P3" style:family="paragraph" style:parent-style-name="Table_20_Contents">
      <style:text-properties officeooo:paragraph-rsid="00946a30"/>
    </style:style>
    <style:style style:name="P4" style:family="paragraph" style:parent-style-name="Contents_20_2">
      <style:paragraph-properties>
        <style:tab-stops/>
      </style:paragraph-properties>
    </style:style>
    <style:style style:name="P5" style:family="paragraph" style:parent-style-name="Contents_20_3">
      <style:paragraph-properties>
        <style:tab-stops/>
      </style:paragraph-properties>
    </style:style>
    <style:style style:name="P6" style:family="paragraph" style:parent-style-name="Contents_20_4">
      <style:paragraph-properties>
        <style:tab-stops/>
      </style:paragraph-properties>
    </style:style>
    <style:style style:name="P7" style:family="paragraph" style:parent-style-name="EG_20_Aggiornamento">
      <style:text-properties officeooo:rsid="00801267" officeooo:paragraph-rsid="00801267"/>
    </style:style>
    <style:style style:name="P8" style:family="paragraph" style:parent-style-name="Contents_20_2">
      <style:paragraph-properties>
        <style:tab-stops/>
      </style:paragraph-properties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Contents_20_4">
      <style:paragraph-properties>
        <style:tab-stops/>
      </style:paragraph-properties>
    </style:style>
    <style:style style:name="P11" style:family="paragraph" style:parent-style-name="Heading_20_3" style:master-page-name="EG_20_Capitoli">
      <style:paragraph-properties style:page-number="2" fo:break-before="page"/>
      <style:text-properties officeooo:paragraph-rsid="00b1b4e2"/>
    </style:style>
    <style:style style:name="P12" style:family="paragraph" style:parent-style-name="Heading_20_3">
      <style:text-properties officeooo:rsid="007f60c4" officeooo:paragraph-rsid="007f60c4"/>
    </style:style>
    <style:style style:name="P13" style:family="paragraph" style:parent-style-name="Heading_20_3">
      <style:text-properties officeooo:paragraph-rsid="00b4445d"/>
    </style:style>
    <style:style style:name="P14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rsid="0098e178" officeooo:paragraph-rsid="0098e178"/>
    </style:style>
    <style:style style:name="P15" style:family="paragraph" style:parent-style-name="Heading_20_4" style:master-page-name="">
      <loext:graphic-properties draw:fill-gradient-name="gradient" draw:fill-hatch-name="hatch"/>
      <style:paragraph-properties style:page-number="auto" fo:break-before="page"/>
      <style:text-properties officeooo:paragraph-rsid="00850a39"/>
    </style:style>
    <style:style style:name="P16" style:family="paragraph" style:parent-style-name="Heading_20_4">
      <style:text-properties officeooo:paragraph-rsid="00b1b4e2"/>
    </style:style>
    <style:style style:name="P17" style:family="paragraph" style:parent-style-name="Heading_20_4" style:master-page-name="">
      <loext:graphic-properties draw:fill-gradient-name="Gradient_20_1" draw:fill-hatch-name="hatch"/>
      <style:paragraph-properties style:page-number="auto" fo:break-before="auto" fo:break-after="auto"/>
    </style:style>
    <style:style style:name="P18" style:family="paragraph" style:parent-style-name="Text_20_body" style:list-style-name="EG_20_All_20_commi">
      <style:text-properties officeooo:paragraph-rsid="009396f5"/>
    </style:style>
    <style:style style:name="P19" style:family="paragraph" style:parent-style-name="Text_20_body" style:list-style-name="EG_20_All_20_commi">
      <style:text-properties officeooo:paragraph-rsid="0098e178"/>
    </style:style>
    <style:style style:name="P20" style:family="paragraph" style:parent-style-name="Text_20_body">
      <style:text-properties officeooo:paragraph-rsid="007f60c4"/>
    </style:style>
    <style:style style:name="P21" style:family="paragraph" style:parent-style-name="Text_20_body">
      <style:text-properties officeooo:rsid="007f60c4" officeooo:paragraph-rsid="007f60c4"/>
    </style:style>
    <style:style style:name="P22" style:family="paragraph" style:parent-style-name="Text_20_body">
      <style:text-properties officeooo:paragraph-rsid="0095b205"/>
    </style:style>
    <style:style style:name="T1" style:family="text">
      <style:text-properties style:use-window-font-color="true" loext:opacity="0%" fo:font-size="11pt" officeooo:rsid="00850a39" style:font-size-asian="10.5pt"/>
    </style:style>
    <style:style style:name="T2" style:family="text">
      <style:text-properties style:use-window-font-color="true" loext:opacity="0%" fo:font-size="11pt" officeooo:rsid="009b494f" style:font-size-asian="10.5pt"/>
    </style:style>
    <style:style style:name="T3" style:family="text">
      <style:text-properties style:use-window-font-color="true" loext:opacity="0%" fo:font-size="11pt" officeooo:rsid="009e02cf" style:font-size-asian="10.5pt"/>
    </style:style>
    <style:style style:name="T4" style:family="text">
      <style:text-properties officeooo:rsid="007f60c4"/>
    </style:style>
    <style:style style:name="T5" style:family="text">
      <style:text-properties style:text-position="sub 58%"/>
    </style:style>
    <style:style style:name="T6" style:family="text">
      <style:text-properties officeooo:rsid="00818c88"/>
    </style:style>
    <style:style style:name="T7" style:family="text">
      <style:text-properties fo:color="#21409a" loext:opacity="100%" fo:font-size="9pt" officeooo:rsid="0095b205" style:font-size-asian="10.5pt"/>
    </style:style>
    <style:style style:name="T8" style:family="text">
      <style:text-properties officeooo:rsid="009396f5"/>
    </style:style>
    <style:style style:name="T9" style:family="text">
      <style:text-properties officeooo:rsid="009af9e7"/>
    </style:style>
    <style:style style:name="T10" style:family="text">
      <style:text-properties officeooo:rsid="009b494f"/>
    </style:style>
    <style:style style:name="T11" style:family="text">
      <style:text-properties officeooo:rsid="0098e178"/>
    </style:style>
    <style:style style:name="T12" style:family="text">
      <style:text-properties officeooo:rsid="00a2c365"/>
    </style:style>
    <style:style style:name="T13" style:family="text">
      <style:text-properties style:font-name="Liberation Serif" officeooo:rsid="00ae8d21" style:font-name-asian="WenQuanYi Zen Hei Sharp" style:font-name-complex="Lohit Devanagari"/>
    </style:style>
    <style:style style:name="T14" style:family="text">
      <style:text-properties officeooo:rsid="00a53da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b7dfb1" style:font-style-asian="italic" style:font-style-complex="italic"/>
    </style:style>
    <style:style style:name="fr1" style:family="graphic" style:parent-style-name="EG_20_Cornice_20_aggiornamento">
      <style:graphic-properties style:vertical-pos="middle" style:vertical-rel="char" style:horizontal-pos="from-left" style:horizontal-rel="page-conten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-" text:name="Illustration"/>
        <text:sequence-decl text:display-outline-level="2" text:separation-character="-" text:name="Table"/>
        <text:sequence-decl text:display-outline-level="2" text:separation-character="-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-start text:name="__RefHeading___Toc2152_3957911219"/><text:reference-mark-start text:name="ch rtv altre attività in edifici tutelati"/>Altre attività in edifici tutelati<text:bookmark-end text:name="__RefHeading___Toc2152_3957911219"/><text:reference-mark-end text:name="ch rtv altre attività in edifici tutelati"/></text:h>
      <text:table-of-content text:style-name="Sect1" text:protected="true" text:name="Table of Contents1">
        <text:table-of-content-source text:outline-level="4" text:use-index-marks="false" text:index-scope="chapter">
          <text:index-title-template text:style-name="Contents_20_Heading"/>
          <text:table-of-content-entry-template text:outline-level="1" text:style-name="Contents_20_1"/>
          <text:table-of-content-entry-template text:outline-level="2" text:style-name="Contents_20_2"/>
          <text:table-of-content-entry-template text:outline-level="3" text:style-name="Contents_20_3">
            <text:index-entry-link-start text:style-name="Index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cm" style:leader-char=" "/>
            <text:index-entry-page-number/>
            <text:index-entry-link-end/>
          </text:table-of-content-entry-template>
          <text:index-source-styles text:outline-level="1">
            <text:index-source-style text:style-name="Heading_20_3"/>
          </text:index-source-styles>
        </text:table-of-content-source>
        <text:index-body>
          <text:p text:style-name="P4"/>
          <text:p text:style-name="P5"><text:a xlink:type="simple" xlink:href="#__RefHeading___Toc54800_2758239980" text:style-name="Index_20_Link" text:visited-style-name="Index_20_Link">Campo di applicazione</text:a></text:p>
          <text:p text:style-name="P5"><text:a xlink:type="simple" xlink:href="#__RefHeading___Toc342_2047294766" text:style-name="Index_20_Link" text:visited-style-name="Index_20_Link">Definizioni</text:a></text:p>
          <text:p text:style-name="P5"><text:a xlink:type="simple" xlink:href="#__RefHeading___Toc344_2047294766" text:style-name="Index_20_Link" text:visited-style-name="Index_20_Link">Classificazioni</text:a></text:p>
          <text:p text:style-name="P5"><text:a xlink:type="simple" xlink:href="#__RefHeading___Toc372_2067430754" text:style-name="Index_20_Link" text:visited-style-name="Index_20_Link">Valutazione del rischio di incendio</text:a></text:p>
          <text:p text:style-name="P5"><text:a xlink:type="simple" xlink:href="#__RefHeading___Toc346_2047294766" text:style-name="Index_20_Link" text:visited-style-name="Index_20_Link">Strategia antincendio</text:a></text:p>
          <text:p text:style-name="P6"><text:a xlink:type="simple" xlink:href="#__RefHeading___Toc348_2047294766" text:style-name="Index_20_Link" text:visited-style-name="Index_20_Link">Reazione al fuoco</text:a></text:p>
          <text:p text:style-name="P6"><text:a xlink:type="simple" xlink:href="#__RefHeading___Toc350_2047294766" text:style-name="Index_20_Link" text:visited-style-name="Index_20_Link">Resistenza al fuoco</text:a></text:p>
          <text:p text:style-name="P6"><text:a xlink:type="simple" xlink:href="#__RefHeading___Toc352_2047294766" text:style-name="Index_20_Link" text:visited-style-name="Index_20_Link">Esodo</text:a></text:p>
          <text:p text:style-name="P6"><text:a xlink:type="simple" xlink:href="#__RefHeading___Toc354_2047294766" text:style-name="Index_20_Link" text:visited-style-name="Index_20_Link">Gestione della sicurezza antincendio</text:a></text:p>
          <text:p text:style-name="P6"><text:a xlink:type="simple" xlink:href="#__RefHeading___Toc356_2047294766" text:style-name="Index_20_Link" text:visited-style-name="Index_20_Link">Controllo dell’incendio</text:a></text:p>
          <text:p text:style-name="P6"><text:a xlink:type="simple" xlink:href="#__RefHeading___Toc358_2047294766" text:style-name="Index_20_Link" text:visited-style-name="Index_20_Link">Rivelazione ed allarme</text:a></text:p>
          <text:p text:style-name="P6"><text:a xlink:type="simple" xlink:href="#__RefHeading___Toc360_2047294766" text:style-name="Index_20_Link" text:visited-style-name="Index_20_Link">Controllo di fumi e calore</text:a></text:p>
        </text:index-body>
      </text:table-of-content>
      <text:p text:style-name="Standard"/>
      <text:h text:style-name="P11" text:outline-level="3"><text:bookmark-start text:name="__RefHeading___Toc54800_2758239980"/>Campo di applicazione<text:bookmark-end text:name="__RefHeading___Toc54800_2758239980"/></text:h>
      <text:list xml:id="list138443026" text:style-name="EG_20_All_20_commi">
        <text:list-item text:start-value="1">
          <text:p text:style-name="P18">La presente regola tecnica verticale reca disposizioni di prevenzione incendi riguardanti edifici sottoposti a tutela ai sensi del decreto legislativo 22 gennaio 2004, n. 42, aperti al pubblico, contenenti una o più <text:span text:style-name="Emphasis">attività soggette</text:span>, ad esclusione di quelli destinati a musei, gallerie, esposizioni, mostre, biblioteche e archivi.</text:p>
        </text:list-item>
        <text:list-item>
          <text:p text:style-name="P18"><text:span text:style-name="T8">L</text:span>e suddette disposizioni si applicano a tutte le attività di cui al comma 1 caratterizzate da R<text:span text:style-name="T5">beni</text:span> pari a 2 o 4.</text:p>
        </text:list-item>
        <text:list-item>
          <text:p text:style-name="P19"><text:span text:style-name="T11">Le disposizioni di cui al comma 1, posso</text:span><text:span text:style-name="T2">no</text:span><text:span text:style-name="T11"> essere di riferimento </text:span><text:span text:style-name="T14">per </text:span><text:span text:style-name="T3">la</text:span><text:span text:style-name="T11"> progettazione, realizzazione ed esercizio degli edifici sottoposti a tutela contenenti attività soggette non aperte al pubblico.</text:span></text:p>
        </text:list-item>
      </text:list>
      <text:h text:style-name="P12" text:outline-level="3"><text:bookmark-start text:name="__RefHeading___Toc342_2047294766"/>Definizioni<text:bookmark-end text:name="__RefHeading___Toc342_2047294766"/></text:h>
      <text:list xml:id="list220344329925175" text:continue-list="list138443026" text:style-name="EG_20_All_20_commi">
        <text:list-item text:start-value="1">
          <text:p text:style-name="P20"><text:span text:style-name="T8">Edificio o bene tutelato: edificio o bene soggetto alle disposizioni di tutela ai sensi del decreto legislativo 22 gennaio 2004, n. 42 “</text:span><text:span text:style-name="Emphasis"><text:span text:style-name="T4">Codice dei beni culturali e del paesaggio, ai sensi dell’articolo 10 della legge 6 luglio 2002 n. 137</text:span></text:span><text:span text:style-name="T4">”.</text:span></text:p>
        </text:list-item>
        <text:list-item>
          <text:p text:style-name="P20">Piano di limitazione dei danni: documento sottoscritto dal responsabile dell’attività, contenente le misure e le procedure per la salvaguardia dei beni tutelati presenti, da mettere in atto in caso di incendio.</text:p>
        </text:list-item>
      </text:list>
      <text:h text:style-name="P12" text:outline-level="3"><text:bookmark-start text:name="__RefHeading___Toc344_2047294766"/>Classificazioni<text:bookmark-end text:name="__RefHeading___Toc344_2047294766"/></text:h>
      <text:list xml:id="list220345295006198" text:continue-list="list220344329925175" text:style-name="EG_20_All_20_commi">
        <text:list-item text:start-value="1">
          <text:p text:style-name="P20"><text:span text:style-name="T4">Per le attività di cui al paragrafo </text:span><text:span text:style-name="T4"><text:bookmark-ref text:reference-format="number" text:ref-name="__RefHeading___Toc54800_2758239980">V.12.1</text:bookmark-ref></text:span><text:span text:style-name="T4"> oggetto di specifiche regole tecniche verticali (RTV) valgono le classificazioni previste nelle stesse RTV.</text:span></text:p>
        </text:list-item>
      </text:list>
      <text:h text:style-name="P13" text:outline-level="3"><text:bookmark-start text:name="__RefHeading___Toc372_2067430754"/>Valutazione del rischio di incendio<text:bookmark-end text:name="__RefHeading___Toc372_2067430754"/></text:h>
      <text:list xml:id="list220344919634556" text:continue-list="list220345295006198" text:style-name="EG_20_All_20_commi">
        <text:list-item text:start-value="1">
          <text:p text:style-name="P21">La progettazione della sicurezza antincendio deve essere effettuata attuando la metodologia di cui al capitolo G.2.</text:p>
        </text:list-item>
        <text:list-item>
          <text:p text:style-name="P21">I profili di rischio sono determinati secondo la metodologia di cui al capitolo G.3.</text:p>
        </text:list-item>
      </text:list>
      <text:h text:style-name="Heading_20_3" text:outline-level="3"><text:bookmark-start text:name="__RefHeading___Toc346_2047294766"/>Strategia antincendio<text:bookmark-end text:name="__RefHeading___Toc346_2047294766"/></text:h>
      <text:list xml:id="list220345051133949" text:continue-list="list220344919634556" text:style-name="EG_20_All_20_commi">
        <text:list-item text:start-value="1">
          <text:p text:style-name="P20"><text:span text:style-name="T4">Devono essere applicate tutte le misure antincendio dell</text:span><text:span text:style-name="T6">a </text:span><text:span text:style-name="T4">regola tecnica orizzontale attribuendo i livelli di prestazione secondo i criteri in esse definiti, fermo restando quanto indicato al comma 3.</text:span></text:p>
        </text:list-item>
        <text:list-item>
          <text:p text:style-name="P21">Devono essere applicate le prescrizioni del capitolo V.1 in merito alle aree a rischio specifico e le prescrizioni delle altre regole tecniche verticali, ove pertinenti.</text:p>
        </text:list-item>
        <text:list-item>
          <text:p text:style-name="P21">Nei paragrafi che seguono sono riportate le indicazioni complementari o sostitutive delle soluzioni conformi previste dai corrispondenti livelli di prestazione della RTO e delle pertinenti RTV.</text:p>
        </text:list-item>
      </text:list>
      <text:h text:style-name="P14" text:outline-level="4"><text:bookmark-start text:name="__RefHeading___Toc348_2047294766"/>Reazione al fuoco<text:bookmark-end text:name="__RefHeading___Toc348_2047294766"/></text:h>
      <text:list xml:id="list220345640500590" text:continue-list="list220345051133949" text:style-name="EG_20_All_20_commi">
        <text:list-item text:start-value="1">
          <text:p text:style-name="Text_20_body"><text:span text:style-name="T2">N</text:span><text:span text:style-name="T11">on è richiesta la verifica dei requisiti di reazione al fuoco dei beni tutelati, ivi compresi i beni costituenti arredo storico (</text:span><text:span text:style-name="T10">es. </text:span><text:span text:style-name="T11">librerie, cassettonati, tendaggi, poltrone, mobilio, …), </text:span><text:span text:style-name="T10">ad eccezione dei beni tutelati </text:span><text:span text:style-name="T2">posti </text:span><text:span text:style-name="T10">in</text:span><text:span text:style-name="T11"> vie d’esodo verticali, percorsi d’esodo (corridoi, atri, filtri, …) e spaz</text:span>i calmi in ambiti di attività con profili di rischio R<text:span text:style-name="T5">vita</text:span> ricompresi in C, D o E.</text:p>
        </text:list-item>
      </text:list>
      <text:h text:style-name="Heading_20_4" text:outline-level="4"><text:bookmark-start text:name="__RefHeading___Toc350_2047294766"/>Resistenza al fuoco<text:bookmark-end text:name="__RefHeading___Toc350_2047294766"/></text:h>
      <text:list xml:id="list220344540061655" text:continue-list="list220345640500590" text:style-name="EG_20_All_20_commi">
        <text:list-item text:start-value="1">
          <text:p text:style-name="Text_20_body">Negli ambiti delle attività ove la natura dell’edificio tutelato non renda possibile l’adeguamento o la determinazione della classe richiesta dalla RTO e dalle pertinenti RTV sono ammessi unicamente i profili di rischio R<text:span text:style-name="T5">vita</text:span> pari ad A1, A2, B1, B2, E1, E2 e devono essere adottati tutti i seguenti requisiti aggiuntivi:</text:p>
          <text:list>
            <text:list-item>
              <text:p text:style-name="Text_20_body">valore di q<text:span text:style-name="T5">f,d </text:span>≤ 200 MJ/m², calcolato escludendo il contributo degli elementi strutturali portanti combustibili e dei beni tutelati presenti;</text:p>
            </text:list-item>
            <text:list-item>
              <text:p text:style-name="Text_20_body">incremento di un livello di prestazione della gestione della sicurezza antincendio (<text:span text:style-name="T12">c</text:span>apitolo S.5) e del controllo dell’incendio (<text:span text:style-name="T12">c</text:span>apitolo S.6).</text:p>
            </text:list-item>
          </text:list>
        </text:list-item>
        <text:list-item>
          <text:p text:style-name="Text_20_body">Ove non sia possibile l’adeguamento o la determinazione della classe richiesta dalla RTO e dalle pertinenti RTV dei sottotetti con struttura portante combustibile devono essere adottati tutti i seguenti requisiti aggiuntivi:</text:p>
          <text:list>
            <text:list-item>
              <text:p text:style-name="Text_20_body">se il sottotetto non costituisce <text:span text:style-name="T15">compartimento </text:span><text:span text:style-name="T16">distinto</text:span><draw:frame draw:style-name="fr1" draw:name="Cornice2" text:anchor-type="char" svg:x="-0.9cm" svg:width="0.801cm" draw:z-index="0"><draw:text-box fo:min-height="0.101cm"><text:p text:style-name="P7">a21</text:p></draw:text-box></draw:frame>:</text:p>
              <text:list>
                <text:list-item>
                  <text:p text:style-name="Text_20_body">controllo dell’incendio con livello di prestazione IV (<text:span text:style-name="T12">c</text:span>apitolo S.6) riferito all’ambito contenente il sottotetto;</text:p>
                </text:list-item>
                <text:list-item>
                  <text:p text:style-name="Text_20_body">sistema di gestione della sicurezza antincendio (<text:span text:style-name="T12">c</text:span>apitolo S.5) di livello di prestazione III.</text:p>
                </text:list-item>
              </text:list>
            </text:list-item>
            <text:list-item>
              <text:p text:style-name="Text_20_body">se il sottotetto costituisce <text:span text:style-name="T15">compartimento </text:span><text:span text:style-name="T16">distinto</text:span><draw:frame draw:style-name="fr1" draw:name="Cornice1" text:anchor-type="char" svg:x="-0.9cm" svg:width="0.801cm" draw:z-index="1"><draw:text-box fo:min-height="0.101cm"><text:p text:style-name="P7">a21</text:p></draw:text-box></draw:frame>:</text:p>
              <text:list>
                <text:list-item>
                  <text:p text:style-name="Text_20_body">il sottotetto deve essere mantenuto libero da materiali combustibili di ogni genere.</text:p>
                </text:list-item>
              </text:list>
            </text:list-item>
          </text:list>
        </text:list-item>
      </text:list>
      <text:h text:style-name="Heading_20_4" text:outline-level="4"><text:bookmark-start text:name="__RefHeading___Toc352_2047294766"/>Esodo<text:bookmark-end text:name="__RefHeading___Toc352_2047294766"/></text:h>
      <text:list xml:id="list220345658916840" text:continue-list="list220344540061655" text:style-name="EG_20_All_20_commi">
        <text:list-item text:start-value="1">
          <text:p text:style-name="Text_20_body">Sono ammesse le soluzioni conformi (capitolo S.4) di cui alla tabella <text:sequence-ref text:reference-format="value" text:ref-name="refTable0">V.12-1</text:sequence-ref> alle seguenti condizioni aggiuntive:</text:p>
          <text:list>
            <text:list-item>
              <text:p text:style-name="Text_20_body"><text:span text:style-name="T1">l</text:span>a porzione di impianto di illuminazione di sicurezza in corrispondenza delle criticità sia progettato per garantire il doppio dell’illuminamento minimo previsto dalla norma UNI EN 1838;</text:p>
            </text:list-item>
            <text:list-item>
              <text:p text:style-name="Text_20_body">siano previste specifiche misure gestionali (capitolo S.5).</text:p>
            </text:list-item>
          </text:list>
        </text:list-item>
      </text:list>
      <text:list xml:id="list1344751916" text:style-name="EG_20_All_20_nota_20_auto">
        <text:list-item>
          <text:p text:style-name="EG_20_Nota">Ad esempio: informazione a tutti gli occupanti, segnaletica, opuscoli, applicazioni per smartphone, tablet e similari, planimetrie, …</text:p>
        </text:list-item>
      </text:list>
      <text:list xml:id="list220343836615715" text:continue-list="list220345658916840" text:style-name="EG_20_All_20_commi">
        <text:list-item>
          <text:p text:style-name="Text_20_body">Le porte di interesse storico artistico presenti lungo le vie di esodo, che non possiedono le caratteristiche riportate nella tabella S.4-6, devono essere mantenute costantemente aperte durante l’esercizio dell’attività.</text:p>
        </text:list-item>
      </text:list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Altezze ≥ 1,8 m lungo le vie d’esodo.</text:p>
          </table:table-cell>
        </table:table-row>
        <table:table-row table:style-name="Tabella1.1">
          <table:table-cell table:style-name="Tabella1.A2" office:value-type="string">
            <text:p text:style-name="P3">Tutte le combinazioni di alzata e pedata dei gradini delle scale previste nel capitolo S.4.</text:p>
          </table:table-cell>
        </table:table-row>
        <table:table-row table:style-name="Tabella1.1">
          <table:table-cell table:style-name="Tabella1.A2" office:value-type="string">
            <text:p text:style-name="P3">Variazioni di alzata e pedata dei gradini nella medesima rampa.</text:p>
          </table:table-cell>
        </table:table-row>
      </table:table>
      <text:p text:style-name="P2">Tabella <text:sequence text:ref-name="refTable0" text:name="Table" text:formula="ooow:Table+1" style:num-format="1">V.12-1</text:sequence>: Soluzioni conformi per l’esodo</text:p>
      <text:h text:style-name="P15" text:outline-level="4"><text:bookmark-start text:name="__RefHeading___Toc354_2047294766"/>Gestione della sicurezza antincendio<text:bookmark-end text:name="__RefHeading___Toc354_2047294766"/></text:h>
      <text:list xml:id="list220345167278756" text:continue-list="list220343836615715" text:style-name="EG_20_All_20_commi">
        <text:list-item text:start-value="1">
          <text:p text:style-name="Text_20_body">Oltre a quanto previsto nel capitolo S.5 in funzione di R<text:span text:style-name="T5">beni</text:span> devono essere garantiti i seguenti requisiti aggiuntivi:</text:p>
          <text:list>
            <text:list-item>
              <text:p text:style-name="Text_20_body">la frequenza delle prove di attuazione del piano di emergenza deve essere <text:span text:style-name="T13">non inferiore a </text:span>3 volte l’anno e la prima prova deve essere effettuata entro due mesi dall’apertura dell’attività;</text:p>
            </text:list-item>
            <text:list-item>
              <text:p text:style-name="Text_20_body">deve essere predisposto il piano di limitazione dei danni di cui al paragrafo <text:bookmark-ref text:reference-format="number" text:ref-name="__RefHeading___Toc981_3351676782">V.12.5.4.1</text:bookmark-ref>.</text:p>
            </text:list-item>
          </text:list>
        </text:list-item>
        <text:list-item>
          <text:p text:style-name="Text_20_body">In presenza di cantieri temporanei e mobili, il responsabile dell’attività integra il piano per il mantenimento del livello di sicurezza antincendio (paragrafo S.5.7.2), verificando l’osservanza delle misure di prevenzione incendi da parte delle ditte appaltatrici, dei fornitori e di tutto il personale esterno che, a vario titolo, opera all’interno dell’edificio.</text:p>
        </text:list-item>
      </text:list>
      <text:list xml:id="list220345073605990" text:continue-list="list1344751916" text:style-name="EG_20_All_20_nota_20_auto">
        <text:list-item>
          <text:p text:style-name="EG_20_Nota">Ad esempio: disalimentazione impianti elettrici fuori dall’orario di lavoro, adeguamento <text:span text:style-name="T7">segnaletica</text:span> di sicurezza, impedimento vie di esodo, controllo lavorazioni a caldo, …</text:p>
        </text:list-item>
      </text:list>
      <text:h text:style-name="Heading_20_5" text:outline-level="5"><text:bookmark-start text:name="__RefHeading___Toc981_3351676782"/>Piano di limitazione dei danni<text:bookmark-end text:name="__RefHeading___Toc981_3351676782"/></text:h>
      <text:list xml:id="list220344602116367" text:continue-list="list220345167278756" text:style-name="EG_20_All_20_commi">
        <text:list-item text:start-value="1">
          <text:p text:style-name="Text_20_body">Il piano di limitazione dei danni, predisposto dal responsabile dell’attività, deve essere aggiornato e adeguato anche a seguito di specifiche esercitazioni.</text:p>
        </text:list-item>
        <text:list-item>
          <text:p text:style-name="Text_20_body">Il piano di limitazione dei danni contiene misure e procedure per la salvaguardia dei beni tutelati presenti, da mettere in atto in caso di incendio.</text:p>
        </text:list-item>
        <text:list-item>
          <text:p text:style-name="Text_20_body">Il piano di limitazione dei danni deve individuare:</text:p>
          <text:list>
            <text:list-item>
              <text:p text:style-name="Text_20_body">i soggetti, adeguatamente formati, incaricati dell’attuazione delle procedure in esso contenute;</text:p>
            </text:list-item>
            <text:list-item>
              <text:p text:style-name="Text_20_body">la distribuzione qualitativa e quantitativa dei beni tutelati presenti;</text:p>
            </text:list-item>
            <text:list-item>
              <text:p text:style-name="Text_20_body">le procedure di allontanamento dei beni dettagliando, ove possibile, anche le priorità di evacuazione e specifici provvedimenti per la rimozione e il trasporto presso i luoghi di ricovero;</text:p>
            </text:list-item>
            <text:list-item>
              <text:p text:style-name="Text_20_body">gli eventuali luoghi di ricovero dei beni rimossi in caso di emergenza, con particolare riferimento alle condizioni di sicurezza e di conservazione degli stessi;</text:p>
            </text:list-item>
            <text:list-item>
              <text:p text:style-name="Text_20_body">le procedure per la protezione in loco dei beni inamovibili o difficilmente spostabili;</text:p>
            </text:list-item>
          </text:list>
        </text:list-item>
      </text:list>
      <text:list xml:id="list220344760205356" text:continue-list="list220345073605990" text:style-name="EG_20_All_20_nota_20_auto">
        <text:list-item>
          <text:p text:style-name="EG_20_Nota">Ad esempio: copertura con materiali di protezione, puntellamenti, riadesioni di parti staccate, barriere contro schegge, …</text:p>
        </text:list-item>
      </text:list>
      <text:list xml:id="list220345384973976" text:continue-list="list220344602116367" text:style-name="EG_20_All_20_commi">
        <text:list-item>
          <text:list>
            <text:list-item>
              <text:p text:style-name="Text_20_body">le eventuali restrizioni nell’utilizzo di sostanze estinguenti.</text:p>
            </text:list-item>
          </text:list>
        </text:list-item>
      </text:list>
      <text:list xml:id="list220345547895221" text:continue-list="list220344760205356" text:style-name="EG_20_All_20_nota_20_auto">
        <text:list-item>
          <text:p text:style-name="EG_20_Nota">Ad esempio: zone in cui è necessario evitare o limitare l’uso di acqua per minimizzare i danni ai beni tutelati in esso contenuti …</text:p>
        </text:list-item>
      </text:list>
      <text:h text:style-name="P17" text:outline-level="4"><text:bookmark-start text:name="__RefHeading___Toc356_2047294766"/>Controllo dell’incendio<text:bookmark-end text:name="__RefHeading___Toc356_2047294766"/></text:h>
      <text:list xml:id="list220344194303820" text:continue-list="list220345384973976" text:style-name="EG_20_All_20_commi">
        <text:list-item text:start-value="1">
          <text:p text:style-name="P22">In considerazione della natura dell’edificio tutelato e delle misure aggiuntive previste nella presente RTV, nella determinazione del valore del carico di incendio specifico q<text:span text:style-name="T5">f</text:span> (tabella S.6-2), è ammesso non tenere conto del contributo degli elementi strutturali portanti combustibili e dei beni tutelati presenti.</text:p>
        </text:list-item>
        <text:list-item>
          <text:p text:style-name="Text_20_body">La scelta degli agenti estinguenti deve essere effettuata <text:span text:style-name="T9">secondo quanto previsto al capito</text:span><text:span text:style-name="T10">lo </text:span><text:span text:style-name="T9">S.6 </text:span>tenendo in considerazione anche la compatibilità degli stessi con i beni tutelati presenti.</text:p>
        </text:list-item>
      </text:list>
      <text:h text:style-name="P16" text:outline-level="4"><text:bookmark-start text:name="__RefHeading___Toc358_2047294766"/><text:soft-page-break/>Rivelazione ed allarme<text:bookmark-end text:name="__RefHeading___Toc358_2047294766"/></text:h>
      <text:list xml:id="list220345160244852" text:continue-list="list220344194303820" text:style-name="EG_20_All_20_commi">
        <text:list-item text:start-value="1">
          <text:p text:style-name="Text_20_body">L’attività deve essere dotata di misure di rivelazione ed allarme (capitolo S.7) di livello di prestazione IV.</text:p>
        </text:list-item>
      </text:list>
      <text:h text:style-name="P16" text:outline-level="4"><text:bookmark-start text:name="__RefHeading___Toc360_2047294766"/>Controllo di fumi e calore<text:bookmark-end text:name="__RefHeading___Toc360_2047294766"/></text:h>
      <text:list xml:id="list220344796804181" text:continue-list="list220345160244852" text:style-name="EG_20_All_20_commi">
        <text:list-item text:start-value="1">
          <text:p text:style-name="Text_20_body">In considerazione della natura dell’edificio tutelato e delle misure aggiuntive previste nella presente RTV, nella determinazione del valore del carico di incendio specifico q<text:span text:style-name="T5">f</text:span> (tabella S.8-5), è ammesso non tenere conto del contributo degli elementi strutturali portanti combustibili e dei beni tutelati presenti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iberation Sans2" svg:font-family="'Liberation Sans'" style:font-adornments="Normale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color="#ed1c24" loext:opacity="100%" fo:font-size="11pt" style:font-size-asian="10.5pt"/>
    </style:style>
    <style:style style:name="Heading" style:family="paragraph" style:parent-style-name="Standard" style:next-style-name="Text_20_body" style:class="text" style:master-page-name="">
      <loext:graphic-properties draw:fill="none" draw:fill-color="#729fcf"/>
      <style:paragraph-properties fo:margin-top="0.4cm" fo:margin-bottom="0.199cm" style:contextual-spacing="false" style:page-number="auto" fo:background-color="transparent" style:shadow="none" fo:keep-with-next="always">
        <style:tab-stops/>
      </style:paragraph-properties>
      <style:text-properties fo:color="#21409a" loext:opacity="100%"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EG_20_All_20_commi" style:class="text" style:master-page-name="">
      <style:paragraph-properties fo:margin-top="0cm" fo:margin-bottom="0.199cm" style:contextual-spacing="false" fo:line-height="100%" fo:text-align="justify" style:justify-single-word="false" fo:hyphenation-ladder-count="no-limit" style:page-number="auto">
        <style:tab-stops/>
      </style:paragraph-properties>
      <style:text-properties style:use-window-font-color="true" loext:opacity="0%" fo:font-size="11pt" style:font-size-asian="10.5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Text_20_body" style:class="extra" style:master-page-name="">
      <loext:graphic-properties draw:fill="none" draw:fill-color="#729fcf"/>
      <style:paragraph-properties fo:margin-left="1cm" fo:margin-right="0cm" fo:margin-top="0.15cm" fo:margin-bottom="0.25cm" style:contextual-spacing="false" fo:text-align="justify" style:justify-single-word="false" fo:text-indent="-1cm" style:auto-text-indent="false" style:page-number="auto" fo:background-color="transparent" style:shadow="none" text:number-lines="false" text:line-number="0">
        <style:tab-stops/>
      </style:paragraph-properties>
      <style:text-properties fo:color="#21409a" loext:opacity="100%" fo:font-style="italic" style:font-size-asian="10.5pt"/>
    </style:style>
    <style:style style:name="Index" style:family="paragraph" style:parent-style-name="Standard" style:class="index" style:master-page-name="">
      <loext:graphic-properties draw:fill="none" draw:fill-color="#729fcf"/>
      <style:paragraph-properties style:page-number="auto" fo:background-color="transparent" style:shadow="none" text:number-lines="false" text:line-number="0">
        <style:tab-stops/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049cm" fo:border="none" style:shadow="none" text:number-lines="false" text:line-number="0">
        <style:tab-stops>
          <style:tab-stop style:position="17cm" style:type="right"/>
        </style:tab-stops>
      </style:paragraph-properties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EG_20_Sezioni">
      <style:paragraph-properties fo:margin-top="0cm" fo:margin-bottom="2cm" style:contextual-spacing="false" fo:orphans="0" fo:widows="0" style:page-number="1" fo:break-before="auto" fo:break-after="auto" fo:padding="0cm" fo:border="none" style:shadow="none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EG_20_Capitoli_20_prima">
      <loext:graphic-properties draw:fill="none" draw:fill-color="#729fcf"/>
      <style:paragraph-properties fo:margin-top="0cm" fo:margin-bottom="1cm" style:contextual-spacing="false" fo:orphans="0" fo:widows="0" style:page-number="1" fo:break-before="auto" fo:break-after="auto" fo:background-color="transparent" style:shadow="none" text:number-lines="false" text:line-number="0">
        <style:tab-stops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729fcf"/>
      <style:paragraph-properties fo:margin-left="3cm" fo:margin-right="0cm" fo:margin-top="0.4cm" fo:margin-bottom="0.199cm" style:contextual-spacing="false" fo:text-indent="-3cm" style:auto-text-indent="false" style:page-number="auto" fo:background-color="transparent" fo:padding-left="0cm" fo:padding-right="0cm" fo:padding-top="0.199cm" fo:padding-bottom="0cm" fo:border-left="none" fo:border-right="none" fo:border-top="0.26pt solid #000000" fo:border-bottom="none" style:shadow="none">
        <style:tab-stops/>
      </style:paragraph-properties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3cm" fo:margin-right="0cm" fo:margin-top="0.4cm" fo:margin-bottom="0.199cm" style:contextual-spacing="false" fo:text-indent="-3cm" style:auto-text-indent="false" style:page-number="auto">
        <style:tab-stops/>
      </style:paragraph-properties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fo:margin-top="0.199cm" fo:margin-bottom="0.199cm" style:contextual-spacing="false" style:page-number="auto"/>
      <style:text-properties fo:font-size="11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G_20_Sezione_20_etichetta" style:display-name="EG Sezione etichetta" style:family="paragraph" style:parent-style-name="Heading_20_2" style:default-outline-level="" style:list-style-name="" style:master-page-name="">
      <loext:graphic-properties draw:fill="none" draw:fill-color="#729fcf"/>
      <style:paragraph-properties fo:margin-left="0cm" fo:margin-right="0cm" fo:margin-top="0cm" fo:margin-bottom="0cm" style:contextual-spacing="false" fo:orphans="0" fo:widows="0" fo:text-indent="4.001cm" style:auto-text-indent="false" style:page-number="auto" fo:break-before="auto" fo:break-after="auto" fo:background-color="transparent" fo:padding="0cm" fo:border="none" style:shadow="none">
        <style:tab-stops/>
      </style:paragraph-properties>
      <style:text-properties fo:text-transform="uppercase" fo:color="#21409a" loext:opacity="100%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1cm" fo:margin-right="1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size-asian="10.5pt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use-window-font-color="true" loext:opacity="0%" style:font-name="Liberation Sans1" fo:font-family="'Liberation Sans'" style:font-style-name="Standard" style:font-family-generic="swiss" style:font-pitch="variable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Contenuto_20_tabella_20_centrato" style:display-name="Contenuto tabella centrato" style:family="paragraph" style:parent-style-name="Table_20_Contents">
      <style:paragraph-properties fo:text-align="center" style:justify-single-word="false"/>
      <style:text-properties officeooo:rsid="0018217d" style:font-size-asian="10.5pt"/>
    </style:style>
    <style:style style:name="Contenuto_20_tabella_20_lungo" style:display-name="Contenuto tabella lungo" style:family="paragraph" style:parent-style-name="Table_20_Contents" style:master-page-name="">
      <style:paragraph-properties fo:margin-top="0cm" fo:margin-bottom="0.101cm" style:contextual-spacing="false" fo:text-align="justify" style:justify-single-word="false" fo:hyphenation-ladder-count="no-limit" style:page-number="auto"/>
      <style:text-properties style:font-size-asian="10.5pt" fo:hyphenate="true" fo:hyphenation-remain-char-count="2" fo:hyphenation-push-char-count="2" loext:hyphenation-no-caps="false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EG_20_Formula" style:display-name="EG Formula" style:family="paragraph" style:parent-style-name="Text_20_body" style:list-style-name="" style:master-page-name="">
      <loext:graphic-properties draw:fill="none" draw:fill-color="#729fcf"/>
      <style:paragraph-properties fo:margin-left="4.5cm" fo:margin-right="0cm" fo:text-align="justify" style:justify-single-word="false" fo:text-indent="-1cm" style:auto-text-indent="false" style:page-number="auto" fo:background-color="transparent">
        <style:tab-stops>
          <style:tab-stop style:position="10.1cm" style:type="center"/>
        </style:tab-stops>
      </style:paragraph-properties>
      <style:text-properties style:font-size-asian="10.5pt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loext:hidden="true" style:hidden="true" style:parent-style-name="Standard" style:class="extra"/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color="#21409a" loext:opacity="100%" fo:font-size="10pt" style:font-size-asian="10pt" style:font-size-complex="10pt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2" style:display-name="Contents 2" style:family="paragraph" style:parent-style-name="Index" style:class="index" style:master-page-name="">
      <style:paragraph-properties fo:margin-left="2cm" fo:margin-right="1cm" fo:margin-top="0cm" fo:margin-bottom="0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size-asian="10.5pt" style:font-weight-asian="normal"/>
    </style:style>
    <style:style style:name="EG_20_Titolo_20_struttura" style:display-name="EG Titolo struttura" style:family="paragraph" style:parent-style-name="Heading" style:next-style-name="Standard" style:default-outline-level="1" style:list-style-name="" style:class="text" style:master-page-name="EG_20_Sezioni">
      <style:paragraph-properties fo:margin-left="4.001cm" fo:margin-right="0cm" fo:margin-top="0cm" fo:margin-bottom="2cm" style:contextual-spacing="false" fo:text-indent="-4.001cm" style:auto-text-indent="false" style:page-number="1" fo:break-before="auto" fo:break-after="auto" fo:padding="0cm" fo:border="none" style:shadow="none" style:writing-mode="page">
        <style:tab-stops/>
      </style:paragraph-properties>
      <style:text-properties fo:color="#21409a" loext:opacity="100%" fo:font-size="16pt" fo:font-weight="bold" officeooo:rsid="000fd0b5" style:font-weight-asian="normal"/>
    </style:style>
    <style:style style:name="EG_20_Nota" style:display-name="EG Nota" style:family="paragraph" style:parent-style-name="Text_20_body" style:next-style-name="Text_20_body" style:list-style-name="EG_20_All_20_nota_20_auto">
      <style:text-properties fo:color="#21409a" loext:opacity="100%" fo:font-size="9pt" style:font-size-asian="10.5pt"/>
    </style:style>
    <style:style style:name="Contents_20_3" style:display-name="Contents 3" style:family="paragraph" style:parent-style-name="Index" style:class="index" style:master-page-name="">
      <loext:graphic-properties draw:fill="none" draw:fill-color="#729fcf"/>
      <style:paragraph-properties fo:margin-left="1cm" fo:margin-right="1cm" fo:margin-top="0.199cm" fo:margin-bottom="0cm" style:contextual-spacing="false" fo:text-indent="0cm" style:auto-text-indent="false" style:page-number="auto" fo:background-color="transparent" style:shadow="none">
        <style:tab-stops/>
      </style:paragraph-properties>
    </style:style>
    <style:style style:name="Contents_20_4" style:display-name="Contents 4" style:family="paragraph" style:parent-style-name="Index" style:class="index" style:master-page-name="">
      <loext:graphic-properties draw:fill="none" draw:fill-color="#729fcf"/>
      <style:paragraph-properties fo:margin-left="2cm" fo:margin-right="1cm" fo:text-indent="-0.499cm" style:auto-text-indent="false" style:page-number="auto" fo:background-color="transparent" style:shadow="none">
        <style:tab-stops/>
      </style:paragraph-properties>
      <style:text-properties fo:font-size="7pt"/>
    </style:style>
    <style:style style:name="EG_20_Aggiornamento" style:display-name="EG Aggiornamento" style:family="paragraph" style:parent-style-name="Text_20_body" style:list-style-name="" style:master-page-name="">
      <style:paragraph-properties fo:margin-top="0cm" fo:margin-bottom="0.101cm" style:contextual-spacing="false" fo:text-align="center" style:justify-single-word="false" style:page-number="auto" style:snap-to-layout-grid="false">
        <style:tab-stops/>
      </style:paragraph-properties>
      <style:text-properties fo:color="#000000" loext:opacity="100%" style:font-name="Liberation Sans2" fo:font-family="'Liberation Sans'" style:font-style-name="Normale" style:font-family-generic="swiss" style:font-pitch="variable" fo:font-size="7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G_20_Apice" style:display-name="EG Apice" style:family="text">
      <style:text-properties style:text-position="super 58%" style:font-size-asian="10.5pt"/>
    </style:style>
    <style:style style:name="EG_20_Pedice" style:display-name="EG Pedice" style:family="text" style:parent-style-name="EG_20_Apice">
      <style:text-properties style:text-position="sub 58%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 loext:hidden="true" style:hidden="true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svg:width="21.001cm" style:rel-width="100%" fo:min-height="0.34cm" text:anchor-type="paragraph" svg:x="0cm" svg:y="0cm" fo:margin-left="0cm" fo:margin-right="0cm" fo:margin-top="0.199cm" fo:margin-bottom="0.4cm" style:protect="none" style:wrap="none" style:vertical-pos="bottom" style:vertical-rel="paragraph-content" style:horizontal-pos="center" style:horizontal-rel="page-content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Graphics" style:family="graphic">
      <style:graphic-properties svg:width="16.002cm" style:rel-width="100%" fo:min-height="0.041cm" text:anchor-type="paragraph" svg:x="0cm" svg:y="0cm" fo:margin-top="0cm" fo:margin-bottom="0.199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cm" fo:border="none" style:shadow="none" draw:shadow-opacity="100%" loext:rel-width-rel="paragraph">
        <style:columns fo:column-count="1" fo:column-gap="0cm"/>
      </style:graphic-properties>
    </style:style>
    <style:style style:name="Formula" style:family="graphic">
      <style:graphic-properties text:anchor-type="as-char" svg:y="0cm" fo:margin-left="0cm" fo:margin-right="0cm" fo:margin-top="0cm" fo:margin-bottom="0cm" style:wrap="parallel" style:number-wrapped-paragraphs="no-limit" style:wrap-contour="false" style:vertical-pos="middle" style:vertical-rel="text"/>
    </style:style>
    <style:style style:name="EG_20_Cornice" style:display-name="EG Cornice" style:family="graphic" style:parent-style-name="Frame">
      <style:graphic-properties svg:width="16cm" fo:min-height="0.499cm" svg:x="0cm" svg:y="0.646cm" fo:margin-left="0cm" fo:margin-right="0cm" fo:margin-top="0.199cm" fo:margin-bottom="0.4cm" style:protect="size" style:wrap="none" style:vertical-pos="bottom" style:vertical-rel="paragraph-content" style:horizontal-pos="center" style:horizontal-rel="paragraph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EG_20_Immagini" style:display-name="EG Immagini" style:family="graphic" style:parent-style-name="Graphics">
      <style:graphic-properties svg:width="16cm" fo:min-height="0.499cm" fo:margin-left="0cm" fo:margin-right="0cm" fo:margin-top="0cm" fo:margin-bottom="0.199cm" style:wrap="dynamic" style:number-wrapped-paragraphs="no-limit" style:wrap-contour="false" fo:background-color="transparent" draw:fill="none" draw:fill-color="#729fcf" fo:padding="0cm" fo:border="none" style:shadow="none" draw:shadow-opacity="100%"/>
    </style:style>
    <style:style style:name="EG_20_Cornice_20_aggiornamento" style:display-name="EG Cornice aggiornamento" style:family="graphic" style:parent-style-name="Frame">
      <style:graphic-properties svg:width="0.801cm" fo:min-height="0.101cm" text:anchor-type="char" svg:x="-0.9cm" svg:y="0cm" fo:margin-top="0cm" fo:margin-bottom="0cm" style:protect="size" style:wrap="run-through" style:number-wrapped-paragraphs="no-limit" style:vertical-pos="middle" style:vertical-rel="char" style:horizontal-pos="from-left" style:horizontal-rel="page-content" fo:background-color="#e8f2a1" style:background-transparency="0%" draw:fill="solid" draw:fill-color="#e8f2a1" draw:opacity="100%" fo:padding="0.049cm" fo:border="none" draw:wrap-influence-on-position="once-concurrent" loext:allow-overlap="true" draw:textarea-vertical-align="middle">
        <style:columns fo:column-count="1" fo:column-gap="0cm"/>
      </style:graphic-properties>
    </style:style>
    <text:outline-style style:name="Outline">
      <text:outline-level-style text:level="1" loext:num-list-format="Sezione %1%" style:num-prefix="Sezione " style:num-format="A" text:start-value="2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2" loext:num-list-format="Capitolo %1%.%2%" style:num-prefix="Capitolo " style:num-format="1" text:start-value="12" text:display-levels="2">
        <style:list-level-properties text:list-level-position-and-space-mode="label-alignment">
          <style:list-level-label-alignment text:label-followed-by="listtab" text:list-tab-stop-position="4.001cm" fo:text-indent="-4.001cm" fo:margin-left="4.001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  <text:outline-level-style text:level="10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outline-level-style>
    </text:outline-style>
    <text:list-style style:name="EG_20_All_20_commi" style:display-name="EG All commi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</text:list-level-style-number>
    </text:list-style>
    <text:list-style style:name="EG_20_Elenco_20_semplice" style:display-name="EG Elenco semplice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0.7cm" fo:text-indent="-0.201cm" fo:margin-left="0.7cm"/>
        </style:list-level-properties>
        <style:text-properties fo:font-family="'Liberation Sans'" style:font-style-name="Regular" style:font-family-generic="swiss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  <style:text-properties fo:font-family="'Liberation Sans'" style:font-style-name="Regular" style:font-family-generic="swiss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1.7cm" fo:text-indent="-0.201cm" fo:margin-left="1.7cm"/>
        </style:list-level-properties>
        <style:text-properties fo:font-family="'Liberation Sans'" style:font-style-name="Regular" style:font-family-generic="swiss"/>
      </text:list-level-style-bullet>
      <text:list-level-style-bullet text:level="4" text:style-name="Bullet_20_Symbols" loext:num-list-format="%4%" text:bullet-char="○">
        <style:list-level-properties text:list-level-position-and-space-mode="label-alignment" fo:text-align="end">
          <style:list-level-label-alignment text:label-followed-by="listtab" text:list-tab-stop-position="2.2cm" fo:text-indent="-0.199cm" fo:margin-left="2.2cm"/>
        </style:list-level-properties>
        <style:text-properties fo:font-family="'Liberation Sans'" style:font-style-name="Regular" style:font-family-generic="swiss"/>
      </text:list-level-style-bullet>
      <text:list-level-style-bullet text:level="5" text:style-name="Bullet_20_Symbols" loext:num-list-format="%5%" text:bullet-char="●">
        <style:list-level-properties text:list-level-position-and-space-mode="label-alignment" fo:text-align="end">
          <style:list-level-label-alignment text:label-followed-by="listtab" text:list-tab-stop-position="2.701cm" fo:text-indent="-0.201cm" fo:margin-left="2.701cm"/>
        </style:list-level-properties>
        <style:text-properties fo:font-family="'Liberation Sans'" style:font-style-name="Regular" style:font-family-generic="swiss"/>
      </text:list-level-style-bullet>
      <text:list-level-style-bullet text:level="6" text:style-name="Bullet_20_Symbols" loext:num-list-format="%6%" text:bullet-char="○">
        <style:list-level-properties text:list-level-position-and-space-mode="label-alignment" fo:text-align="end">
          <style:list-level-label-alignment text:label-followed-by="listtab" text:list-tab-stop-position="3.2cm" fo:text-indent="-0.199cm" fo:margin-left="3.2cm"/>
        </style:list-level-properties>
        <style:text-properties fo:font-family="'Liberation Sans'" style:font-style-name="Regular" style:font-family-generic="swiss"/>
      </text:list-level-style-bullet>
      <text:list-level-style-bullet text:level="7" text:style-name="Bullet_20_Symbols" loext:num-list-format="%7%" text:bullet-char="●">
        <style:list-level-properties text:list-level-position-and-space-mode="label-alignment" fo:text-align="end">
          <style:list-level-label-alignment text:label-followed-by="listtab" text:list-tab-stop-position="3.701cm" fo:text-indent="-0.201cm" fo:margin-left="3.701cm"/>
        </style:list-level-properties>
        <style:text-properties fo:font-family="'Liberation Sans'" style:font-style-name="Regular" style:font-family-generic="swiss"/>
      </text:list-level-style-bullet>
      <text:list-level-style-bullet text:level="8" text:style-name="Bullet_20_Symbols" loext:num-list-format="%8%" text:bullet-char="○">
        <style:list-level-properties text:list-level-position-and-space-mode="label-alignment" fo:text-align="end">
          <style:list-level-label-alignment text:label-followed-by="listtab" text:list-tab-stop-position="4.2cm" fo:text-indent="-0.199cm" fo:margin-left="4.2cm"/>
        </style:list-level-properties>
        <style:text-properties fo:font-family="'Liberation Sans'" style:font-style-name="Regular" style:font-family-generic="swiss"/>
      </text:list-level-style-bullet>
      <text:list-level-style-bullet text:level="9" text:style-name="Bullet_20_Symbols" loext:num-list-format="%9%" text:bullet-char="●">
        <style:list-level-properties text:list-level-position-and-space-mode="label-alignment" fo:text-align="end">
          <style:list-level-label-alignment text:label-followed-by="listtab" text:list-tab-stop-position="4.701cm" fo:text-indent="-0.201cm" fo:margin-left="4.701cm"/>
        </style:list-level-properties>
        <style:text-properties fo:font-family="'Liberation Sans'" style:font-style-name="Regular" style:font-family-generic="swiss"/>
      </text:list-level-style-bullet>
      <text:list-level-style-bullet text:level="10" text:style-name="Bullet_20_Symbols" loext:num-list-format="%10%" text:bullet-char="○">
        <style:list-level-properties text:list-level-position-and-space-mode="label-alignment" fo:text-align="end">
          <style:list-level-label-alignment text:label-followed-by="listtab" text:list-tab-stop-position="5.2cm" fo:text-indent="-0.199cm" fo:margin-left="5.2cm"/>
        </style:list-level-properties>
        <style:text-properties fo:font-family="'Liberation Sans'" style:font-style-name="Regular" style:font-family-generic="swiss"/>
      </text:list-level-style-bullet>
    </text:list-style>
    <text:list-style style:name="EG_20_All_20_elenco" style:display-name="EG All elenco">
      <text:list-level-style-bullet text:level="1" text:style-name="Bullet_20_Symbols" loext:num-list-format="%1%" text:bullet-char="●">
        <style:list-level-properties text:list-level-position-and-space-mode="label-alignment" fo:text-align="end">
          <style:list-level-label-alignment text:label-followed-by="listtab" text:list-tab-stop-position="4.001cm" fo:text-indent="-0.201cm" fo:margin-left="4.001cm"/>
        </style:list-level-properties>
        <style:text-properties fo:font-family="'Liberation Serif'" style:font-style-name="Regular" style:font-family-generic="roman"/>
      </text:list-level-style-bullet>
      <text:list-level-style-bullet text:level="2" text:style-name="Bullet_20_Symbols" loext:num-list-format="%2%" text:bullet-char="○">
        <style:list-level-properties text:list-level-position-and-space-mode="label-alignment" fo:text-align="end">
          <style:list-level-label-alignment text:label-followed-by="listtab" text:list-tab-stop-position="4.5cm" fo:text-indent="-0.199cm" fo:margin-left="4.5cm"/>
        </style:list-level-properties>
        <style:text-properties fo:font-family="'Liberation Serif'" style:font-style-name="Regular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 fo:text-align="end">
          <style:list-level-label-alignment text:label-followed-by="listtab" text:list-tab-stop-position="5.001cm" fo:text-indent="-0.201cm" fo:margin-left="5.001cm"/>
        </style:list-level-properties>
        <style:text-properties fo:font-family="'Liberation Serif'" style:font-style-name="Regular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 fo:text-align="end">
          <style:list-level-label-alignment text:label-followed-by="listtab" text:list-tab-stop-position="5.5cm" fo:text-indent="-0.199cm" fo:margin-left="5.5cm"/>
        </style:list-level-properties>
        <style:text-properties fo:font-family="'Liberation Serif'" style:font-style-name="Regular" style:font-family-generic="roman"/>
      </text:list-level-style-bullet>
      <text:list-level-style-bullet text:level="5" text:style-name="Bullet_20_Symbols" loext:num-list-format="%5%" text:bullet-char="○">
        <style:list-level-properties text:list-level-position-and-space-mode="label-alignment" fo:text-align="end">
          <style:list-level-label-alignment text:label-followed-by="listtab" text:list-tab-stop-position="6.001cm" fo:text-indent="-0.201cm" fo:margin-left="6.001cm"/>
        </style:list-level-properties>
        <style:text-properties fo:font-family="'Liberation Serif'" style:font-style-name="Regular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 fo:text-align="end">
          <style:list-level-label-alignment text:label-followed-by="listtab" text:list-tab-stop-position="6.5cm" fo:text-indent="-0.199cm" fo:margin-left="6.5cm"/>
        </style:list-level-properties>
        <style:text-properties fo:font-family="'Liberation Serif'" style:font-style-name="Regular" style:font-family-generic="roman"/>
      </text:list-level-style-bullet>
      <text:list-level-style-bullet text:level="7" text:style-name="Bullet_20_Symbols" loext:num-list-format="%7%" text:bullet-char="○">
        <style:list-level-properties text:list-level-position-and-space-mode="label-alignment" fo:text-align="end">
          <style:list-level-label-alignment text:label-followed-by="listtab" text:list-tab-stop-position="7.001cm" fo:text-indent="-0.201cm" fo:margin-left="7.001cm"/>
        </style:list-level-properties>
        <style:text-properties fo:font-family="'Liberation Serif'" style:font-style-name="Regular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 fo:text-align="end">
          <style:list-level-label-alignment text:label-followed-by="listtab" text:list-tab-stop-position="7.5cm" fo:text-indent="-0.199cm" fo:margin-left="7.5cm"/>
        </style:list-level-properties>
        <style:text-properties fo:font-family="'Liberation Serif'" style:font-style-name="Regular" style:font-family-generic="roman"/>
      </text:list-level-style-bullet>
      <text:list-level-style-bullet text:level="9" text:style-name="Bullet_20_Symbols" loext:num-list-format="%9%" text:bullet-char="○">
        <style:list-level-properties text:list-level-position-and-space-mode="label-alignment" fo:text-align="end">
          <style:list-level-label-alignment text:label-followed-by="listtab" text:list-tab-stop-position="7.999cm" fo:text-indent="-0.199cm" fo:margin-left="7.999cm"/>
        </style:list-level-properties>
        <style:text-properties fo:font-family="'Liberation Serif'" style:font-style-name="Regular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 fo:text-align="end">
          <style:list-level-label-alignment text:label-followed-by="listtab" text:list-tab-stop-position="8.5cm" fo:text-indent="-0.199cm" fo:margin-left="8.5cm"/>
        </style:list-level-properties>
        <style:text-properties fo:font-family="'Liberation Serif'" style:font-style-name="Regular" style:font-family-generic="roman"/>
      </text:list-level-style-bullet>
    </text:list-style>
    <text:list-style style:name="EG_20_All_20_nota_20_auto" style:display-name="EG All nota auto">
      <text:list-level-style-number text:level="1" text:style-name="Numbering_20_Symbols" loext:num-list-format="Nota%1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2" text:style-name="Numbering_20_Symbols" loext:num-list-format="Nota%2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3" text:style-name="Numbering_20_Symbols" loext:num-list-format="Nota%3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4" text:style-name="Numbering_20_Symbols" loext:num-list-format="Nota%4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5" text:style-name="Numbering_20_Symbols" loext:num-list-format="Nota%5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6" text:style-name="Numbering_20_Symbols" loext:num-list-format="Nota%6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7" text:style-name="Numbering_20_Symbols" loext:num-list-format="Nota%7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8" text:style-name="Numbering_20_Symbols" loext:num-list-format="Nota%8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9" text:style-name="Numbering_20_Symbols" loext:num-list-format="Nota%9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  <text:list-level-style-number text:level="10" text:style-name="Numbering_20_Symbols" loext:num-list-format="Nota%10%" style:num-prefix="Nota" style:num-format="">
        <style:list-level-properties text:list-level-position-and-space-mode="label-alignment" fo:text-align="end">
          <style:list-level-label-alignment text:label-followed-by="listtab" text:list-tab-stop-position="3.5cm" fo:text-indent="-0.199cm" fo:margin-left="3.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EG_20_Sezione_20_etichetta">
      <style:paragraph-properties fo:break-before="page"/>
      <style:text-properties officeooo:paragraph-rsid="00493a8f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51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10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5.001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.499cm" fo:margin-right="2.499cm" fo:border="none" fo:padding="0cm" style:shadow="none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right">
      <style:page-layout-properties fo:page-width="21.001cm" fo:page-height="29.7cm" style:num-format="1" style:print-orientation="portrait" fo:margin-top="2cm" fo:margin-bottom="2cm" fo:margin-left="2.499cm" fo:margin-right="2.499cm" fo:border-top="0.99pt solid #000000" fo:border-bottom="none" fo:border-left="none" fo:border-right="none" fo:padding-top="2cm" fo:padding-bottom="0cm" fo:padding-left="0cm" fo:padding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09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dddddd" draw:opacity="100%"/>
    </style:style>
  </office:automatic-styles>
  <office:master-styles>
    <style:master-page style:name="Standard" style:page-layout-name="Mpm1" draw:style-name="Mdp1"/>
    <style:master-page style:name="Envelope" loext:hidden="true" style:hidden="true" style:page-layout-name="Mpm2" draw:style-name="Mdp2">
      <style:header>
        <text:p text:style-name="Header"/>
      </style:header>
    </style:master-page>
    <style:master-page style:name="HTML" loext:hidden="true" style:hidden="true" style:page-layout-name="Mpm3" draw:style-name="Mdp2">
      <style:header>
        <text:p text:style-name="Header"/>
      </style:header>
    </style:master-page>
    <style:master-page style:name="First_20_Page" style:display-name="First Page" style:page-layout-name="Mpm1" draw:style-name="Mdp1" style:next-style-name="EG_20_Sezioni"/>
    <style:master-page style:name="Left_20_Page" loext:hidden="true" style:hidden="true" style:display-name="Left Page" style:page-layout-name="Mpm4" draw:style-name="Mdp2" style:next-style-name="Right_20_Page">
      <style:header>
        <text:p text:style-name="Header"/>
      </style:header>
    </style:master-page>
    <style:master-page style:name="Right_20_Page" loext:hidden="true" style:hidden="true" style:display-name="Right Page" style:page-layout-name="Mpm5" draw:style-name="Mdp2" style:next-style-name="Left_20_Page">
      <style:header>
        <text:p text:style-name="Header"/>
      </style:header>
    </style:master-page>
    <style:master-page style:name="Index" loext:hidden="true" style:hidden="true" style:page-layout-name="Mpm6" draw:style-name="Mdp2">
      <style:header>
        <text:p text:style-name="Header"/>
      </style:header>
    </style:master-page>
    <style:master-page style:name="Footnote" loext:hidden="true" style:hidden="true" style:page-layout-name="Mpm7" draw:style-name="Mdp2">
      <style:header>
        <text:p text:style-name="Header"/>
      </style:header>
    </style:master-page>
    <style:master-page style:name="Endnote" loext:hidden="true" style:hidden="true" style:page-layout-name="Mpm7" draw:style-name="Mdp2">
      <style:header>
        <text:p text:style-name="Header"/>
      </style:header>
    </style:master-page>
    <style:master-page style:name="Landscape" loext:hidden="true" style:hidden="true" style:page-layout-name="Mpm8" draw:style-name="Mdp2">
      <style:header>
        <text:p text:style-name="Header"/>
      </style:header>
    </style:master-page>
    <style:master-page style:name="EG_20_Capitoli" style:display-name="EG Capitoli" style:page-layout-name="Mpm9" draw:style-name="Mdp1">
      <style:footer>
        <text:p text:style-name="Footer"><text:chapter text:display="number" text:outline-level="2">Capitolo V.12</text:chapter><text:s/><text:chapter text:display="name" text:outline-level="2">Altre attività in edifici tutelati</text:chapter><text:tab/>Pagina <text:chapter text:display="plain-number" text:outline-level="2">V.12</text:chapter>-<text:page-number text:select-page="current">3</text:page-number></text:p>
      </style:footer>
    </style:master-page>
    <style:master-page style:name="EG_20_Sezioni" style:display-name="EG Sezioni" style:page-layout-name="Mpm10" draw:style-name="Mdp1"/>
    <style:master-page style:name="EG_20_Ultima" style:display-name="EG Ultima" style:page-layout-name="Mpm11" draw:style-name="Mdp3"/>
    <style:master-page style:name="EG_20_Capitoli_20_prima" style:display-name="EG Capitoli prima" style:page-layout-name="Mpm12" draw:style-name="Mdp1" style:next-style-name="EG_20_Capitoli">
      <style:header>
        <text:p text:style-name="MP1"><text:chapter text:display="name" text:outline-level="1">Altre attività in edifici tutelati</text:chapt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4T15:46:58.223915344</meta:creation-date>
    <meta:editing-duration>PT2H11M31S</meta:editing-duration>
    <meta:editing-cycles>54</meta:editing-cycles>
    <meta:generator>LibreOffice/7.2.3.2$Linux_X86_64 LibreOffice_project/20$Build-2</meta:generator>
    <dc:title>modello_codicepi_14</dc:title>
    <dc:date>2021-12-07T22:03:43.513553930</dc:date>
    <meta:document-statistic meta:table-count="1" meta:image-count="0" meta:object-count="0" meta:page-count="5" meta:paragraph-count="80" meta:word-count="1274" meta:character-count="8580" meta:non-whitespace-character-count="7448"/>
    <meta:template xlink:type="simple" xlink:actuate="onRequest" xlink:title="modello_codicepi_14" xlink:href="../../../../../../../Modelli/modello_codicepi_14.ott" meta:date="2020-07-24T15:46:57.439876607"/>
  </office:meta>
</office:document-meta>
</file>